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Lucida Console" fo:font-size="9pt" style:font-name-asian="Lucida Console" style:font-name-complex="Lucida Console" style:font-size-asian="9pt" style:font-size-complex="9pt"/>
    </style:style>
    <style:style style:name="T2" style:family="text">
      <style:text-properties style:font-name="Lucida Console" fo:font-size="9pt" style:font-name-asian="Lucida Console" style:font-name-complex="Lucida Console" style:font-size-asian="9pt" style:font-size-complex="9pt" fo:color="#1ca800"/>
    </style:style>
    <style:style style:name="T3" style:family="text">
      <style:text-properties style:font-name="Lucida Console" fo:font-size="9pt" style:font-name-asian="Lucida Console" style:font-name-complex="Lucida Console" style:font-size-asian="9pt" style:font-size-complex="9pt" style:use-window-font-color="true"/>
    </style:style>
    <style:style style:name="T4" style:family="text">
      <style:text-properties style:font-name="Lucida Console" fo:font-size="9pt" style:font-name-asian="Lucida Console" style:font-name-complex="Lucida Console" style:font-size-asian="9pt" style:font-size-complex="9pt" fo:color="#c0a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atual</text:p>
          </table:table-cell>
          <table:table-cell office:value-type="string" calcext:value-type="string">
            <text:p>analise</text:p>
          </table:table-cell>
          <table:table-cell table:style-name="ce1" office:value-type="string" calcext:value-type="string">
            <text:p>┌─────────┬──────────────┬───────┐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│ (index) │ <text:s text:c="4"/>nome <text:s text:c="4"/>│ valor 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├─────────┼──────────────┼───────┤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<text:span text:style-name="T1">│    0    │ </text:span><text:span text:style-name="T2">'JavaScript'</text:span><text:span text:style-name="T3"> │  </text:span><text:span text:style-name="T4">25</text:span><text:span text:style-name="T3">   │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│    1    │    </text:span><text:span text:style-name="T2">'PHP'</text:span><text:span text:style-name="T3">     │  </text:span><text:span text:style-name="T4">15</text:span><text:span text:style-name="T3">   │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<text:span text:style-name="T1">│    2    │    </text:span><text:span text:style-name="T2">'Java'</text:span><text:span text:style-name="T3">    │  </text:span><text:span text:style-name="T4">30</text:span><text:span text:style-name="T3">   │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<text:span text:style-name="T1">│    3    │   </text:span><text:span text:style-name="T2">'Elixir'</text:span><text:span text:style-name="T3">   │  </text:span><text:span text:style-name="T4">50</text:span><text:span text:style-name="T3">   │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│    4    │     </text:span><text:span text:style-name="T2">'Go'</text:span><text:span text:style-name="T3">     │  </text:span><text:span text:style-name="T4">45</text:span><text:span text:style-name="T3">   │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<text:span text:style-name="T1">│    5    │   </text:span><text:span text:style-name="T2">'Python'</text:span><text:span text:style-name="T3">   │  </text:span><text:span text:style-name="T4">20</text:span><text:span text:style-name="T3">   │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└─────────┴──────────────┴───────┘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5T10:49:48.825000000</meta:creation-date>
    <dc:date>2024-01-05T10:59:30.909000000</dc:date>
    <meta:editing-duration>PT9M44S</meta:editing-duration>
    <meta:editing-cycles>1</meta:editing-cycles>
    <meta:document-statistic meta:table-count="1" meta:cell-count="48" meta:object-count="0"/>
    <meta:generator>LibreOffice/7.5.3.2$Windows_X86_64 LibreOffice_project/9f56dff12ba03b9acd7730a5a481eea045e468f3</meta:generator>
  </office:meta>
</office:document-meta>
</file>